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94mm" fo:margin-left="36.44mm" table:align="left"/>
    </style:style>
    <style:style style:name="Table1.A" style:family="table-column">
      <style:table-column-properties style:column-width="89.46mm"/>
    </style:style>
    <style:style style:name="Table1.B" style:family="table-column">
      <style:table-column-properties style:column-width="10.18mm"/>
    </style:style>
    <style:style style:name="Table1.C" style:family="table-column">
      <style:table-column-properties style:column-width="23.3mm"/>
    </style:style>
    <style:style style:name="Table1.1" style:family="table-row">
      <style:table-row-properties style:row-height="5.8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8.35mm" fo:keep-together="auto"/>
    </style:style>
    <style:style style:name="Table1.B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2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3" style:family="table-row">
      <style:table-row-properties style:row-height="2.13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1.4" style:family="table-row">
      <style:table-row-properties style:row-height="2.24mm" fo:keep-together="auto"/>
    </style:style>
    <style:style style:name="Table1.A4" style:family="table-cell">
      <style:table-cell-properties style:vertical-align="" fo:padding="0mm" fo:border-left="none" fo:border-right="none" fo:border-top="0.6pt solid #000001" fo:border-bottom="none"/>
    </style:style>
    <style:style style:name="Table4" style:family="table">
      <style:table-properties style:width="178.86mm" table:align="margins" style:writing-mode="lr-tb"/>
    </style:style>
    <style:style style:name="Table4.A" style:family="table-column">
      <style:table-column-properties style:column-width="89.43mm" style:rel-column-width="32767*"/>
    </style:style>
    <style:style style:name="Table4.B" style:family="table-column">
      <style:table-column-properties style:column-width="89.4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3.81mm" fo:margin-bottom="0mm" fo:line-height="11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0mm" fo:margin-top="1.91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21mm" fo:language="en" fo:country="US" style:font-size-asian="12pt" style:text-scale="105%"/>
    </style:style>
    <style:style style:name="P6" style:family="paragraph" style:parent-style-name="Standard">
      <style:paragraph-properties fo:margin-top="0mm" fo:margin-bottom="6mm" fo:line-height="0.35mm"/>
    </style:style>
    <style:style style:name="P7" style:family="paragraph" style:parent-style-name="Standard">
      <style:paragraph-properties fo:margin-left="0mm" fo:margin-right="104.14mm" fo:margin-top="6.35mm" fo:margin-bottom="0mm" fo:line-height="150%" fo:text-align="start" style:justify-single-word="false" fo:text-indent="0mm" style:auto-text-indent="false"/>
    </style:style>
    <style:style style:name="P8" style:family="paragraph" style:parent-style-name="Standard">
      <style:paragraph-properties fo:margin-left="7.62mm" fo:margin-right="0mm" fo:margin-top="10.8mm" fo:margin-bottom="0mm" fo:line-height="100%" fo:text-align="start" style:justify-single-word="false" fo:text-indent="0mm" style:auto-text-indent="false">
        <style:tab-stops>
          <style:tab-stop style:position="76.64mm" style:type="right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7.62mm" fo:margin-right="0mm" fo:margin-top="6.35mm" fo:margin-bottom="0mm" fo:line-height="100%" fo:text-align="start" style:justify-single-word="false" fo:text-indent="0mm" style:auto-text-indent="false">
        <style:tab-stops>
          <style:tab-stop style:position="156.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10" style:family="paragraph" style:parent-style-name="Standard">
      <style:paragraph-properties fo:margin-left="25.4mm" fo:margin-right="0mm" fo:margin-top="3.81mm" fo:margin-bottom="13.34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mm" fo:margin-right="125.73mm" fo:margin-top="0.12mm" fo:margin-bottom="3.18mm" fo:line-height="110%" fo:text-align="start" style:justify-single-word="false" fo:text-indent="0mm" style:auto-text-indent="false" fo:padding-left="0mm" fo:padding-right="0mm" fo:padding-top="0.35mm" fo:padding-bottom="0mm" fo:border-left="none" fo:border-right="none" fo:border-top="0.51pt solid #000001" fo:border-bottom="none"/>
    </style:style>
    <style:style style:name="P12" style:family="paragraph" style:parent-style-name="Standard">
      <style:paragraph-properties fo:margin-left="4.78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3" style:family="paragraph" style:parent-style-name="Standard">
      <style:paragraph-properties fo:margin-left="4.7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4" style:family="paragraph" style:parent-style-name="Standard">
      <style:paragraph-properties fo:margin-left="4.78mm" fo:margin-right="0mm" fo:margin-top="8.89mm" fo:margin-bottom="0mm" fo:line-height="81%" fo:text-align="start" style:justify-single-word="false" fo:text-indent="0mm" style:auto-text-indent="false"/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P15" style:family="paragraph" style:parent-style-name="Standard">
      <style:paragraph-properties fo:margin-left="58.42mm" fo:margin-right="0mm" fo:margin-top="12.7mm" fo:margin-bottom="0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6" style:family="paragraph" style:parent-style-name="Standard">
      <style:paragraph-properties fo:margin-left="0mm" fo:margin-right="0.79mm" fo:margin-top="0mm" fo:margin-bottom="0mm" fo:line-height="200%" fo:text-align="start" style:justify-single-word="false" fo:text-indent="0mm" style:auto-text-indent="false"/>
    </style:style>
    <style:style style:name="P17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8" style:family="paragraph" style:parent-style-name="Standard" style:master-page-name="Standard">
      <style:paragraph-properties fo:margin-top="0.19mm" fo:margin-bottom="0mm" fo:line-height="0.35mm" style:page-number="auto"/>
    </style:style>
    <style:style style:name="P1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0.48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1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12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T1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1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"><text:span text:style-name="T2">THE COMPANIES ACT<text:line-break/></text:span><text:span text:style-name="T4">(CHAPTER 50)<text:line-break/>SECTION 70(8)</text:span></text:p>
            <text:p text:style-name="P2"><text:span text:style-name="T5">NOTICE OF REDEMPTION OF<text:line-break/></text:span><text:span text:style-name="T2">REDEEMABLE PREFERENCE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2">FORM</text:p>
            <text:p text:style-name="P14">27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13">Folio No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6"/>
      <text:p text:style-name="P16"><text:span text:style-name="T6">Name of Company: </text:span><text:span text:style-name="T9"><text:placeholder text:placeholder-type="text">&lt;o.name&gt;</text:placeholder></text:span></text:p>
      <text:p text:style-name="P16"><text:span text:style-name="T3">Company No: </text:span><text:span text:style-name="T9"><text:placeholder text:placeholder-type="text">&lt;o.uen&gt;</text:placeholder></text:span></text:p>
      <text:p text:style-name="P7"><text:span text:style-name="T1">The Registrar of Companies &amp; Businesses, </text:span><text:span text:style-name="T3">Singapore</text:span></text:p>
      <text:p text:style-name="P9">The abovenamed company hereby gives notice that on <text:tab/></text:p>
      <text:p text:style-name="P3"><text:span text:style-name="T3">#<text:tab/></text:span><text:span text:style-name="T7"> redeemable preferences shares to the nominal value of</text:span></text:p>
      <text:p text:style-name="P4"><text:span text:style-name="T3">$<text:tab/></text:span><text:span text:style-name="T8">were redeemed *out of profits/out of the proceeds of a fresh issue of shares.</text:span></text:p>
      <text:p text:style-name="P5">The shares redeemed were the shares comprised in share certificate(s) numbered</text:p>
      <text:p text:style-name="P8"><text:span text:style-name="T1">Dated this<text:tab/></text:span><text:span text:style-name="T3">day of<text:tab/></text:span></text:p>
      <text:p text:style-name="P15"><text:tab/>Signature: <text:tab/></text:p>
      <text:p text:style-name="P10"><text:span text:style-name="T3"><text:tab/></text:span><text:span text:style-name="T8">Name of *Director/Secretary: </text:span><text:span text:style-name="T10"><text:placeholder text:placeholder-type="text">&lt;get_director1(o.id)['name']&gt;</text:placeholder></text:span></text:p>
      <text:p text:style-name="P11"><text:span text:style-name="T11"># Insert number of shares redeemed. </text:span><text:span text:style-name="T12">* Delete where inapplicable.</text:span></text:p>
      <text:p text:style-name="P17"/>
      <text:p text:style-name="P17"/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text:span text:style-name="T18">Lodged in the office of the Registrar of Companies &amp; </text:span><text:span text:style-name="T19">Businesses by</text:span></text:p>
            <text:p text:style-name="P21">Name:</text:p>
            <text:p text:style-name="P23">Address:</text:p>
            <text:p text:style-name="P24"><text:span text:style-name="T21">A/c No:<text:tab/></text:span><text:span text:style-name="T20">Tel No:</text:span></text:p>
            <text:p text:style-name="P25">Fax No: </text:p>
          </table:table-cell>
          <table:table-cell table:style-name="Table4.A1" office:value-type="string">
            <text:p text:style-name="P20">For Official Use</text:p>
            <text:p text:style-name="P26"><text:span text:style-name="T22">Date of Registration: </text:span><text:span text:style-name="T20">Receipt No:</text:span></text:p>
            <text:p text:style-name="P2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22.79mm" fo:margin-left="24.34mm" fo:margin-right="7.02mm" style:writing-mode="lr-tb" style:layout-grid-color="#c0c0c0" style:layout-grid-lines="24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7:30:25</dc:date>
    <dc:creator>phung11764 </dc:creator>
    <meta:editing-duration>PT1M9S</meta:editing-duration>
    <meta:editing-cycles>9</meta:editing-cycles>
    <meta:document-statistic meta:table-count="2" meta:image-count="0" meta:object-count="0" meta:page-count="1" meta:paragraph-count="24" meta:word-count="124" meta:character-count="785" meta:non-whitespace-character-count="676"/>
  </office:meta>
</office:document-meta>
</file>